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3" style:family="paragraph" style:parent-style-name="Standard">
      <style:paragraph-properties fo:margin-left="0.5in" fo:margin-right="0in" fo:margin-top="0in" fo:margin-bottom="0.139in" loext:contextual-spacing="false" fo:line-height="100%" fo:text-indent="0in" style:auto-text-indent="false"/>
    </style:style>
    <style:style style:name="P4" style:family="paragraph" style:parent-style-name="Heading_20_2">
      <style:paragraph-properties fo:margin-top="0.25in" fo:margin-bottom="0.139in" loext:contextual-spacing="false" fo:line-height="100%"/>
    </style:style>
    <style:style style:name="P5" style:family="paragraph" style:parent-style-name="Heading_20_1" style:master-page-name="Standard">
      <style:paragraph-properties fo:margin-top="0.278in" fo:margin-bottom="0.139in" loext:contextual-spacing="false" fo:line-height="100%" style:page-number="1"/>
    </style:style>
    <style:style style:name="P6" style:family="paragraph" style:parent-style-name="Subtitle">
      <style:paragraph-properties fo:margin-top="0in" fo:margin-bottom="0.139in" loext:contextual-spacing="false" fo:line-height="100%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font-name="Consolas" style:text-underline-style="solid" style:text-underline-width="auto" style:text-underline-color="font-color" style:font-name-asian="Consolas1" style:font-name-complex="Consolas1"/>
    </style:style>
    <style:style style:name="T5" style:family="text">
      <style:text-properties style:text-underline-style="none"/>
    </style:style>
    <style:style style:name="T6" style:family="text">
      <style:text-properties style:text-position="super 58%" fo:font-style="italic" style:font-style-asian="italic"/>
    </style:style>
    <style:style style:name="T7" style:family="text">
      <style:text-properties style:font-name="Consolas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oblwbcrcf075"/>CPSC 483 - Introduction to Machine Learning</text:p>
      <text:p text:style-name="P6"><text:bookmark text:name="_k8ylbvo1az8"/>Project 3, Fall 2020</text:p>
      <text:p text:style-name="P6"><text:bookmark text:name="_6fykipufatm5"/>due October 26 (Section 02) / October 29 (Section 01)</text:p>
      <text:p text:style-name="P1"><text:span text:style-name="T1">Last updated Saturday October 10, 10:30 pm PDT</text:span></text:p>
      <text:p text:style-name="P1">Having looked “under the hood” at NumPy implementations of linear and polynomial regression in <text:a xlink:type="simple" xlink:href="https://docs.google.com/document/d/1ZYSWc1Daq72-38QKeVJmR-ovNvKf3QTEPcs8A8OrSc8/edit?usp=sharing" text:style-name="ListLabel_20_10" text:visited-style-name="ListLabel_20_10"><text:span text:style-name="T3">Project 2</text:span></text:a>, we return to scikit-learn to see what it can offer in terms of automating cross-validation procedures.</text:p>
      <text:p text:style-name="P1">The project may be completed individually or in a group of no more than three (3) people. All students on the team must be enrolled in the same section of the course.</text:p>
      <text:p text:style-name="P4"><text:bookmark text:name="_fexzuaw0g7bl"/>Platforms</text:p>
      <text:p text:style-name="P1">The platform requirements for this project are the same as for <text:a xlink:type="simple" xlink:href="https://docs.google.com/document/d/1gAvnkp62x00YTYp9Vwo0qbuQQqpxY9pGykYewmgAMAg/edit?usp=sharing" text:style-name="ListLabel_20_10" text:visited-style-name="ListLabel_20_10"><text:span text:style-name="T3">Project 1</text:span></text:a> and Project 2.</text:p>
      <text:p text:style-name="P4"><text:bookmark text:name="_h5kv7lb5rwao"/>Libraries</text:p>
      <text:p text:style-name="P1">You will need <text:a xlink:type="simple" xlink:href="https://scikit-learn.org/" text:style-name="ListLabel_20_10" text:visited-style-name="ListLabel_20_10"><text:span text:style-name="T3">scikit-learn</text:span></text:a> to obtain the data, build models, and run cross-validation. You may also wish to use <text:a xlink:type="simple" xlink:href="https://pandas.pydata.org/" text:style-name="ListLabel_20_10" text:visited-style-name="ListLabel_20_10"><text:span text:style-name="T3">pandas</text:span></text:a> DataFrames to examine and work with the data, but this is not a requirement.</text:p>
      <text:p text:style-name="P1">You may reuse code from the <text:a xlink:type="simple" xlink:href="https://github.com/sdrogers/fcmlcode/tree/master/notebooks" text:style-name="ListLabel_20_10" text:visited-style-name="ListLabel_20_10"><text:span text:style-name="T3">Jupyter notebooks accompanying the textbook</text:span></text:a> and from the documentation for the libraries. All other code and the results of experiments should be your own.</text:p>
      <text:p text:style-name="P4"><text:bookmark text:name="_26a1vyp3jmwj"/>Dataset</text:p>
      <text:p text:style-name="P1">The scikit-learn <text:a xlink:type="simple" xlink:href="http://scikit-learn.org/stable/datasets/index.html" text:style-name="ListLabel_20_11" text:visited-style-name="ListLabel_20_11"><text:span text:style-name="T4">sklearn.datasets</text:span></text:a> module includes some small datasets for experimentation. In this project we will turn the tables on the <text:a xlink:type="simple" xlink:href="https://scikit-learn.org/stable/datasets/index.html#boston-house-prices-dataset" text:style-name="ListLabel_20_10" text:visited-style-name="ListLabel_20_10"><text:span text:style-name="T3">Boston house prices dataset</text:span></text:a>. The original use of the dataset was to try and predict the median value of a home given several features of its neighborhood. One of features, however, is CRIM, the per-capita crime rate by town.</text:p>
      <text:p text:style-name="P1">In this project we will engage in some amateur <text:a xlink:type="simple" xlink:href="https://www.brennancenter.org/our-work/research-reports/predictive-policing-explained" text:style-name="ListLabel_20_10" text:visited-style-name="ListLabel_20_10"><text:span text:style-name="T3">predictive policing</text:span></text:a>, attempting to predict the crime rate using the other features in the dataset.</text:p>
      <text:p text:style-name="P1">See the section on <text:a xlink:type="simple" xlink:href="https://kolesnikov.ga/Datasets_in_Python/#scikit-learn" text:style-name="ListLabel_20_10" text:visited-style-name="ListLabel_20_10"><text:span text:style-name="T3">scikit-learn</text:span></text:a> in Sergiy Kolesnikov’s blog article <text:a xlink:type="simple" xlink:href="https://kolesnikov.ga/Datasets_in_Python/" text:style-name="ListLabel_20_10" text:visited-style-name="ListLabel_20_10"><text:span text:style-name="T3">Datasets in Python</text:span></text:a> to see how to load this dataset and examine it using pandas DataFrames.</text:p>
      <text:p text:style-name="P4"><text:bookmark text:name="_7fghd6w77d4n"/>Experiments</text:p>
      <text:p text:style-name="P1">Run the following experiments in a Jupyter notebook, performing each action in a <text:a xlink:type="simple" xlink:href="https://jupyter-notebook.readthedocs.io/en/stable/examples/Notebook/Running%20Code.html" text:style-name="ListLabel_20_10" text:visited-style-name="ListLabel_20_10"><text:span text:style-name="T3">code cell</text:span></text:a> and answering each question in a <text:a xlink:type="simple" xlink:href="https://jupyter-notebook.readthedocs.io/en/stable/examples/Notebook/Working%20With%20Markdown%20Cells.html" text:style-name="ListLabel_20_10" text:visited-style-name="ListLabel_20_10"><text:span text:style-name="T3">Markdown cell</text:span></text:a>.</text:p>
      <text:list xml:id="list3255000700" text:style-name="WWNum1">
        <text:list-item>
          <text:p text:style-name="P2">Load and examine the Boston dataset’s features, target values, and description.</text:p>
        </text:list-item>
        <text:list-item>
          <text:p text:style-name="P2">Save CRIM as the new target value <text:span text:style-name="T2">t</text:span>, and drop the column CRIM from <text:span text:style-name="T2">X</text:span>. Add the target value MEDV to <text:span text:style-name="T2">X</text:span>.</text:p>
        </text:list-item>
        <text:list-item>
          <text:p text:style-name="P2">Use <text:a xlink:type="simple" xlink:href="http://scikit-learn.org/stable/modules/generated/sklearn.model_selection.train_test_split.html" text:style-name="ListLabel_20_11" text:visited-style-name="ListLabel_20_11"><text:span text:style-name="T4">sklearn.model_selection.train_test_split()</text:span></text:a> to split the features and target values into separate training and test sets. Use 80% of the original data as a training set, and 20% for testing.</text:p>
        </text:list-item>
        <text:list-item>
          <text:p text:style-name="P2">Create and <text:a xlink:type="simple" xlink:href="https://scikit-learn.org/stable/modules/generated/sklearn.linear_model.LinearRegression.html#sklearn.linear_model.LinearRegression.fit" text:style-name="ListLabel_20_11" text:visited-style-name="ListLabel_20_11"><text:span text:style-name="T4">fit()</text:span></text:a> an <text:a xlink:type="simple" xlink:href="https://scikit-learn.org/stable/modules/generated/sklearn.linear_model.LinearRegression.html" text:style-name="ListLabel_20_11" text:visited-style-name="ListLabel_20_11"><text:span text:style-name="T4">sklearn.linear_model.LinearRegression</text:span></text:a> to the training set.</text:p>
        </text:list-item>
        <text:list-item>
          <text:p text:style-name="P2">Use the <text:a xlink:type="simple" xlink:href="https://scikit-learn.org/stable/modules/generated/sklearn.linear_model.LinearRegression.html#sklearn.linear_model.LinearRegression.predict" text:style-name="ListLabel_20_11" text:visited-style-name="ListLabel_20_11"><text:span text:style-name="T4">predict()</text:span></text:a> method of the model to find the response for each value in the test set, and <text:a xlink:type="simple" xlink:href="http://scikit-learn.org/stable/modules/generated/sklearn.metrics.mean_squared_error.html" text:style-name="ListLabel_20_11" text:visited-style-name="ListLabel_20_11"><text:span text:style-name="T4">sklearn.metrics.mean_squared_error()</text:span></text:a>, to find the training and test MSE.</text:p>
        </text:list-item>
        <text:list-item>
          <text:p text:style-name="P2">By itself, the MSE doesn’t tell us much. Use the <text:a xlink:type="simple" xlink:href="https://scikit-learn.org/stable/modules/generated/sklearn.linear_model.LinearRegression.html#sklearn.linear_model.LinearRegression.score" text:style-name="ListLabel_20_11" text:visited-style-name="ListLabel_20_11"><text:span text:style-name="T4">score()</text:span></text:a> method of the model to find the <text:span text:style-name="T1">R</text:span><text:span text:style-name="T6">2</text:span> values for the training and test data.</text:p>
        </text:list-item>
      </text:list>
      <text:p text:style-name="P3"><text:span text:style-name="T1">R</text:span><text:span text:style-name="T6">2</text:span>, the <text:span text:style-name="T1">coefficient of determination</text:span>, measures the proportion of variability in the target <text:span text:style-name="T2">t</text:span> that can be explained using the features in <text:span text:style-name="T2">X</text:span>. A value near 1 indicates that most of the variability in the response has been explained by the regression, while a value near 0 indicates that the regression does not explain much of the variability. See Section 3.1.3 of <text:span text:style-name="T1">An Introduction to Statistical Learning</text:span> for details.</text:p>
      <text:p text:style-name="P3">Given the <text:span text:style-name="T1">R</text:span><text:span text:style-name="T6">2</text:span> scores, how well did our model do?</text:p>
      <text:list xml:id="list232859153421683" text:continue-numbering="true" text:style-name="WWNum1">
        <text:list-item>
          <text:p text:style-name="P2"><text:soft-page-break/>Let’s see if we can fit the data better with a more flexible model. Scikit-learn can <text:a xlink:type="simple" xlink:href="https://scikit-learn.org/stable/modules/linear_model.html#polynomial-regression-extending-linear-models-with-basis-functions" text:style-name="ListLabel_20_10" text:visited-style-name="ListLabel_20_10"><text:span text:style-name="T3">construct polynomial features</text:span></text:a> for us using <text:a xlink:type="simple" xlink:href="https://scikit-learn.org/stable/modules/generated/sklearn.preprocessing.PolynomialFeatures.html" text:style-name="ListLabel_20_10" text:visited-style-name="ListLabel_20_10"><text:span text:style-name="T3">sklearn.preprocessing.PolynomialFeatures</text:span></text:a> (though note that this includes interaction features as well; you saw in Project 2 that purely polynomial features can easily be constructed using <text:a xlink:type="simple" xlink:href="https://numpy.org/doc/stable/reference/generated/numpy.hstack.html" text:style-name="ListLabel_20_11" text:visited-style-name="ListLabel_20_11"><text:span text:style-name="T4">numpy.hstack()</text:span></text:a>).</text:p>
        </text:list-item>
      </text:list>
      <text:p text:style-name="P3">Add degree-2 polynomial features, then fit a new linear model. Compare the training and test MSE and <text:span text:style-name="T1">R</text:span><text:span text:style-name="T6">2</text:span> scores. Do we seem to be overfitting?</text:p>
      <text:list xml:id="list232860799700919" text:continue-numbering="true" text:style-name="WWNum1">
        <text:list-item>
          <text:p text:style-name="P2">Regularization would allow us to construct a model of intermediate complexity by penalizing large values for the coefficients. Scikit-learn provides this as <text:a xlink:type="simple" xlink:href="http://scikit-learn.org/stable/modules/generated/sklearn.linear_model.Ridge.html" text:style-name="ListLabel_20_11" text:visited-style-name="ListLabel_20_11"><text:span text:style-name="T4">sklearn.linear_model.Ridge</text:span></text:a>. The parameter <text:span text:style-name="T7">alpha</text:span> corresponds to 𝜆 as shown in the textbook. For now, leave it set to the default value of 1.0, and fit the model to the degree-2 polynomial features. Don’t forget to normalize your features.</text:p>
        </text:list-item>
      </text:list>
      <text:p text:style-name="P3">Once again, compare the training and test MSE and <text:span text:style-name="T1">R</text:span><text:span text:style-name="T6">2</text:span> scores. Is this model an improvement?</text:p>
      <text:list xml:id="list232859292393660" text:continue-numbering="true" text:style-name="WWNum1">
        <text:list-item>
          <text:p text:style-name="P2">We used the default penalty value of 1.0 in the previous experiment, but there’s no reason to believe that this is optimal. Use <text:a xlink:type="simple" xlink:href="http://scikit-learn.org/stable/modules/generated/sklearn.linear_model.RidgeCV.html" text:style-name="ListLabel_20_11" text:visited-style-name="ListLabel_20_11"><text:span text:style-name="T4">sklearn.linear_model.RidgeCV</text:span></text:a> to find an optimal value for <text:span text:style-name="T7">alpha</text:span>. How does this compare to experiment <text:span text:style-name="T1">(8)</text:span>?</text:p>
        </text:list-item>
      </text:list>
      <text:p text:style-name="P4"><text:bookmark text:name="_m61fhhx7leiz"/>Submission</text:p>
      <text:p text:style-name="P1">Submit your Jupyter <text:span text:style-name="T7">.ipynb</text:span> notebook file through Canvas before class on the due date. Your notebook should include the usual identifying information found in a <text:span text:style-name="T7">README.TXT</text:span> file.</text:p>
      <text:p text:style-name="P1">If the assignment is completed by a team, only one submission is required. Be certain to identify the names of all students on your team at the top of the noteboo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Consolas" fo:font-family="Consolas" style:font-family-generic="roman" style:font-pitch="variable" style:text-underline-style="solid" style:text-underline-width="auto" style:text-underline-color="font-color" style:font-name-asian="Consolas1" style:font-family-asian="Consolas" style:font-family-generic-asian="system" style:font-pitch-asian="variable" style:font-name-complex="Consolas1" style:font-family-complex="Consola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766" meta:character-count="4607" meta:non-whitespace-character-count="3883"/>
    <meta:generator>LibreOfficeDev/6.0.5.2$Linux_X86_64 LibreOffice_project/</meta:generator>
  </office:meta>
</office:document-meta>
</file>